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Question 2</text:p>
      <text:p text:style-name="Standard"/>
      <text:p text:style-name="Standard">First one : T1 = 2048s, Tinfinite = 1s</text:p>
      <text:p text:style-name="Standard">On a 32 – p machine, we have T32 = 2048/32 + 1 = 65s</text:p>
      <text:p text:style-name="Standard">"Optimized" one : T1=1024s, Tinfinite = 8s</text:p>
      <text:p text:style-name="Standard">On the same 32 – p machine, this give us T32=1024/32 + 8 = 40s !</text:p>
      <text:p text:style-name="Standard">As the second one is faster on a "classic" machine (32 – p) we can call it "optimized". This being said, if we greatly increase the number of processor on our machine, T1 will be insignificant as it will be highly divided, but Tinfinite's importance will slightly grow.</text:p>
      <text:p text:style-name="Standard">So, if we take a 512 – p machine, the first one will give T512 = 2048/512 + 1 = 5s and the "optimized" one will give T512 = 1024/512 + 8 = 10s</text:p>
      <text:p text:style-name="Standard">The first one definitly scale better on machine with a lot of process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M15S</meta:editing-duration>
    <meta:editing-cycles>3</meta:editing-cycles>
    <meta:generator>OpenOffice/4.1.1$Win32 OpenOffice.org_project/411m6$Build-9775</meta:generator>
    <dc:date>2015-05-12T06:20:08.91</dc:date>
    <meta:document-statistic meta:table-count="0" meta:image-count="0" meta:object-count="0" meta:page-count="1" meta:paragraph-count="8" meta:word-count="144" meta:character-count="690"/>
    <meta:user-defined meta:name="Info 1"/>
    <meta:user-defined meta:name="Info 2"/>
    <meta:user-defined meta:name="Info 3"/>
    <meta:user-defined meta:name="Info 4"/>
  </office:meta>
</office:document-meta>
</file>